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ffffff" fo:font-size="72pt" fo:text-shadow="none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Hack Your Javascri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8M31S</meta:editing-duration>
    <meta:editing-cycles>302</meta:editing-cycles>
    <dc:date>2015-06-07T22:48:04.614016000</dc:date>
    <meta:generator>LibreOffice/4.4.1.2$MacOSX_X86_64 LibreOffice_project/45e2de17089c24a1fa810c8f975a7171ba4cd432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